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199cm"/>
      <style:text-properties style:font-name="Calibri"/>
    </style:style>
    <style:style style:name="P2" style:family="paragraph" style:parent-style-name="Standard">
      <style:paragraph-properties fo:margin-top="0cm" fo:margin-bottom="0.199cm"/>
      <style:text-properties fo:color="#800000" style:font-name="Calibri"/>
    </style:style>
    <style:style style:name="P3" style:family="paragraph" style:parent-style-name="Standard">
      <style:paragraph-properties fo:margin-top="0cm" fo:margin-bottom="0.199cm"/>
      <style:text-properties fo:color="#800000" style:font-name="Calibri" fo:font-size="14pt" fo:font-weight="bold" style:font-size-asian="14pt" style:font-weight-asian="bold" style:font-size-complex="14pt" style:font-weight-complex="bold"/>
    </style:style>
    <style:style style:name="P4" style:family="paragraph" style:parent-style-name="Standard">
      <style:paragraph-properties fo:margin-top="0cm" fo:margin-bottom="0.199cm"/>
      <style:text-properties fo:color="#800000" style:font-name="Calibri" fo:font-weight="bold" style:font-weight-asian="bold" style:font-weight-complex="bold"/>
    </style:style>
    <style:style style:name="P5" style:family="paragraph" style:parent-style-name="Standard">
      <style:paragraph-properties fo:margin-top="0cm" fo:margin-bottom="0.199cm" fo:padding="0.074cm" fo:border-left="none" fo:border-right="none" fo:border-top="none" fo:border-bottom="0.002cm solid #000000" style:join-border="false"/>
      <style:text-properties style:font-name="Calibri"/>
    </style:style>
    <style:style style:name="P6" style:family="paragraph" style:parent-style-name="Standard">
      <style:paragraph-properties fo:margin-left="0cm" fo:margin-right="0cm" fo:margin-top="0cm" fo:margin-bottom="0.199cm" fo:text-indent="1cm" style:auto-text-indent="false"/>
      <style:text-properties style:font-name="Calibri"/>
    </style:style>
    <style:style style:name="P7" style:family="paragraph" style:parent-style-name="Standard">
      <style:paragraph-properties fo:margin-top="0.499cm" fo:margin-bottom="0.199cm"/>
      <style:text-properties style:font-name="Calibri" fo:font-size="14pt" fo:font-weight="bold" style:font-size-asian="14pt" style:font-weight-asian="bold" style:font-size-complex="14pt" style:font-weight-complex="bold"/>
    </style:style>
    <style:style style:name="P8" style:family="paragraph" style:parent-style-name="Standard">
      <style:paragraph-properties fo:margin-top="0.499cm" fo:margin-bottom="0.199cm"/>
      <style:text-properties style:font-name="Calibri" fo:font-size="14pt" fo:font-weight="bold" style:font-size-asian="14pt" style:font-weight-asian="bold" style:font-size-complex="14pt" style:font-weight-complex="bold"/>
    </style:style>
    <style:style style:name="P9" style:family="paragraph" style:parent-style-name="Standard">
      <style:paragraph-properties fo:margin-left="0cm" fo:margin-right="0cm" fo:margin-top="0.499cm" fo:margin-bottom="0.199cm" fo:text-indent="0cm" style:auto-text-indent="false"/>
      <style:text-properties style:font-name="Calibri" fo:font-size="14pt" fo:font-weight="bold" style:font-size-asian="14pt" style:font-weight-asian="bold" style:font-size-complex="14pt" style:font-weight-complex="bold"/>
    </style:style>
    <style:style style:name="P10" style:family="paragraph" style:parent-style-name="Standard">
      <style:paragraph-properties fo:margin-left="0cm" fo:margin-right="0cm" fo:margin-top="0.499cm" fo:margin-bottom="0.199cm" fo:text-indent="0cm" style:auto-text-indent="false" fo:break-before="page"/>
      <style:text-properties style:font-name="Calibri" fo:font-size="14pt" fo:font-weight="bold" style:font-size-asian="14pt" style:font-weight-asian="bold" style:font-size-complex="14pt" style:font-weight-complex="bold"/>
    </style:style>
    <style:style style:name="P11" style:family="paragraph" style:parent-style-name="Standard">
      <style:paragraph-properties fo:margin-left="0cm" fo:margin-right="0cm" fo:margin-top="0cm" fo:margin-bottom="0.199cm" fo:text-indent="1cm" style:auto-text-indent="false"/>
      <style:text-properties style:font-name="Calibri" fo:font-size="12pt" style:text-underline-style="none"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REA 2</text:p>
      <text:p text:style-name="P4">ACTIVIDAD 2: ANÁLISIS DEL ENTORNO GENERAL</text:p>
      <text:p text:style-name="P2">Busca información y realiza un análisis de cómo los factores del entorno general que puedan condicionar tu negocio de alguna manera. Estos factores pueden ser los que <text:s/>se hacen referencia <text:s/>en la ficha 1, pero no tienen porqué ser los únicos ni tienes porqué considerarlos todos</text:p>
      <text:p text:style-name="P2">En este apartado nos centraremos en el estudio del entorno general y en la unidad siguiente, la tercera, analizarás el entorno específico de tu negocio.</text:p>
      <text:p text:style-name="P5"/>
      <text:p text:style-name="P1"/>
      <text:p text:style-name="P7">Aspectos demográficos</text:p>
      <text:p text:style-name="P6">Este aspecto poddría influir, en el proyecto que estamos trabajando, de una manera negativa, debido a que en localidades pequeñas no se suelen realizar eventos con regularidad, pero centrándonos en pequeñas poblaciones podriamos darle otro enfoque, y, con ello, este aspecto influyera de manera positiva, de tal forma que la plataforma puede facilitar la comunicación de las poblaciones pequeñas con salas y espacios que suelen estar ubicados en nucleos de población más grandes.</text:p>
      <text:p text:style-name="P6">Otro riesgo a prevér es el constante cambio de hábitos de las nuevas generaciones. Cada generación se comporta de una manera distinta a la anterior, cambiando sus costumbres a la hora del ocio.</text:p>
      <text:p text:style-name="P7">Aspectos económicos.</text:p>
      <text:p text:style-name="P6">Este punto puede influir en el proyecto de una manera tanto negativa como positiva, debido a que el campo de la aplicación esta centrado en la promoción cultural, y si la económia no pasa por buenos momentos, tristemente, suele ser el área que antes se cae de los presupuestos del país y de los personales de cada individuo.</text:p>
      <text:p text:style-name="P9">Aspectos culturales y sociales.</text:p>
      <text:p text:style-name="P6">Este es el aspecto que más puede influenciar en la idea de negocio, por ello habrá que vigilar y estar en constante adaptación al mismo.</text:p>
      <text:p text:style-name="P6">Del mismo modo que en el "aspecto demográfico", creo que podría influir bastante la diferencia de costumbres, en cuanto al ocio se refiere, de nuevas generaciones.</text:p>
      <text:p text:style-name="P9">Aspectos tecnológicos</text:p>
      <text:p text:style-name="P6">La manera en la que nos podría influenciar los factores de este entorno es por la evolución constante de las nuevas tecnologías, por ello habrá que estar en continuo desarrollo y adaptación.</text:p>
      <text:p text:style-name="P6">El mayor riesgo que podria plantearse es que el código de la aplicación quedará en deshuso, sin soporte, etc. Por ello hay que elegir muy bien el lenguaje en el que se habrá que desarrollar la plataforma.</text:p>
      <text:p text:style-name="P6"/>
      <text:p text:style-name="P10">Aspectos legales</text:p>
      <text:p text:style-name="P11">En cuanto a este entorno nos podemos ver muy afectados debido a que la legislación en cuanto al ámbito cultural suele ser muy cambiante, por ello habrá que estar continuamente inform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1M6S</meta:editing-duration>
    <meta:editing-cycles>9</meta:editing-cycles>
    <meta:generator>OpenOffice/4.1.9$Win32 OpenOffice.org_project/419m1$Build-9805</meta:generator>
    <dc:date>2021-11-24T18:35:25.46</dc:date>
    <meta:document-statistic meta:table-count="0" meta:image-count="0" meta:object-count="0" meta:page-count="2" meta:paragraph-count="17" meta:word-count="406" meta:character-count="2462"/>
    <meta:user-defined meta:name="Info 1"/>
    <meta:user-defined meta:name="Info 2"/>
    <meta:user-defined meta:name="Info 3"/>
    <meta:user-defined meta:name="Info 4"/>
  </office:meta>
</office:document-meta>
</file>